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3a3c" officeooo:paragraph-rsid="00093a3c"/>
    </style:style>
    <style:style style:name="P2" style:family="paragraph" style:parent-style-name="Text_20_body">
      <style:text-properties officeooo:rsid="00093a3c" officeooo:paragraph-rsid="0009cbf7"/>
    </style:style>
    <style:style style:name="P3" style:family="paragraph" style:parent-style-name="Text_20_body">
      <style:text-properties officeooo:rsid="00093a3c" officeooo:paragraph-rsid="000a9590"/>
    </style:style>
    <style:style style:name="P4" style:family="paragraph" style:parent-style-name="Text_20_body">
      <style:text-properties officeooo:rsid="00093a3c" officeooo:paragraph-rsid="000aebb3"/>
    </style:style>
    <style:style style:name="P5" style:family="paragraph" style:parent-style-name="Text_20_body">
      <style:text-properties officeooo:paragraph-rsid="00093a3c"/>
    </style:style>
    <style:style style:name="P6" style:family="paragraph" style:parent-style-name="Text_20_body">
      <style:text-properties officeooo:rsid="0009cbf7" officeooo:paragraph-rsid="0009cbf7"/>
    </style:style>
    <style:style style:name="P7" style:family="paragraph" style:parent-style-name="Text_20_body">
      <style:text-properties officeooo:rsid="0009cbf7" officeooo:paragraph-rsid="000a9590"/>
    </style:style>
    <style:style style:name="P8" style:family="paragraph" style:parent-style-name="Text_20_body">
      <style:text-properties officeooo:rsid="0009cbf7" officeooo:paragraph-rsid="000b0b53"/>
    </style:style>
    <style:style style:name="P9" style:family="paragraph" style:parent-style-name="Text_20_body">
      <style:text-properties officeooo:rsid="000a9590" officeooo:paragraph-rsid="000a9590"/>
    </style:style>
    <style:style style:name="P10" style:family="paragraph" style:parent-style-name="Text_20_body">
      <style:text-properties officeooo:rsid="000a9590" officeooo:paragraph-rsid="000aebb3"/>
    </style:style>
    <style:style style:name="P11" style:family="paragraph" style:parent-style-name="Text_20_body">
      <style:text-properties officeooo:rsid="000aebb3" officeooo:paragraph-rsid="000aebb3"/>
    </style:style>
    <style:style style:name="P12" style:family="paragraph" style:parent-style-name="Text_20_body">
      <style:text-properties officeooo:rsid="000b0b53" officeooo:paragraph-rsid="000b0b53"/>
    </style:style>
    <style:style style:name="P13" style:family="paragraph" style:parent-style-name="Text_20_body">
      <style:text-properties fo:font-size="14pt" style:text-underline-style="solid" style:text-underline-width="auto" style:text-underline-color="font-color" officeooo:rsid="000a9590" officeooo:paragraph-rsid="000a9590" style:font-size-asian="14pt" style:font-size-complex="14pt"/>
    </style:style>
    <style:style style:name="P14" style:family="paragraph" style:parent-style-name="Text_20_body">
      <style:text-properties fo:font-size="14pt" style:text-underline-style="solid" style:text-underline-width="auto" style:text-underline-color="font-color" officeooo:rsid="000b0b53" officeooo:paragraph-rsid="000b0b53" style:font-size-asian="14pt" style:font-size-complex="14pt"/>
    </style:style>
    <style:style style:name="P15" style:family="paragraph" style:parent-style-name="Text_20_body">
      <style:text-properties fo:font-size="14pt" style:text-underline-style="solid" style:text-underline-width="auto" style:text-underline-color="font-color" officeooo:rsid="000ee346" officeooo:paragraph-rsid="000ee346" style:font-size-asian="14pt" style:font-size-complex="14pt"/>
    </style:style>
    <style:style style:name="P16" style:family="paragraph" style:parent-style-name="Text_20_body">
      <style:text-properties fo:font-size="14pt" style:text-underline-style="solid" style:text-underline-width="auto" style:text-underline-color="font-color" officeooo:rsid="000d949b" officeooo:paragraph-rsid="000d949b" style:font-size-asian="12.25pt" style:font-size-complex="14pt"/>
    </style:style>
    <style:style style:name="P17" style:family="paragraph" style:parent-style-name="Text_20_body">
      <style:text-properties fo:font-size="14pt" style:text-underline-style="none" officeooo:rsid="000d949b" officeooo:paragraph-rsid="000d949b" style:font-size-asian="12.25pt" style:font-size-complex="14pt"/>
    </style:style>
    <style:style style:name="P18" style:family="paragraph" style:parent-style-name="Text_20_body">
      <style:text-properties fo:font-size="12pt" style:text-underline-style="none" officeooo:rsid="000ee346" officeooo:paragraph-rsid="000ee346" style:font-size-asian="10.5pt" style:font-size-complex="12pt"/>
    </style:style>
    <style:style style:name="P19" style:family="paragraph" style:parent-style-name="Text_20_body">
      <style:text-properties fo:font-size="12pt" style:text-underline-style="none" officeooo:rsid="00103b96" officeooo:paragraph-rsid="00103b96" style:font-size-asian="10.5pt" style:font-size-complex="12pt"/>
    </style:style>
    <style:style style:name="P20" style:family="paragraph" style:parent-style-name="Text_20_body">
      <style:text-properties fo:font-size="14pt" style:text-underline-style="solid" style:text-underline-width="auto" style:text-underline-color="font-color" officeooo:rsid="000ee346" officeooo:paragraph-rsid="000ee346" style:font-size-asian="14pt" style:font-size-complex="14pt"/>
    </style:style>
    <style:style style:name="P21" style:family="paragraph" style:parent-style-name="Text_20_body">
      <style:text-properties fo:font-size="14pt" style:text-underline-style="solid" style:text-underline-width="auto" style:text-underline-color="font-color" officeooo:rsid="00103b96" officeooo:paragraph-rsid="00103b96" style:font-size-asian="14pt" style:font-size-complex="14pt"/>
    </style:style>
    <style:style style:name="P22" style:family="paragraph" style:parent-style-name="Text_20_body">
      <style:text-properties fo:font-size="14pt" style:text-underline-style="solid" style:text-underline-width="auto" style:text-underline-color="font-color" officeooo:rsid="0012237f" officeooo:paragraph-rsid="0012237f" style:font-size-asian="14pt" style:font-size-complex="14pt"/>
    </style:style>
    <style:style style:name="P23" style:family="paragraph" style:parent-style-name="Text_20_body">
      <style:text-properties fo:font-size="14pt" style:text-underline-style="solid" style:text-underline-width="auto" style:text-underline-color="font-color" officeooo:rsid="001245d8" officeooo:paragraph-rsid="001245d8" style:font-size-asian="14pt" style:font-size-complex="14pt"/>
    </style:style>
    <style:style style:name="P24" style:family="paragraph" style:parent-style-name="Text_20_body">
      <style:text-properties fo:font-size="14pt" style:text-underline-style="solid" style:text-underline-width="auto" style:text-underline-color="font-color" officeooo:rsid="001380b6" officeooo:paragraph-rsid="001380b6" style:font-size-asian="14pt" style:font-size-complex="14pt"/>
    </style:style>
    <style:style style:name="P25" style:family="paragraph" style:parent-style-name="Text_20_body">
      <style:text-properties officeooo:rsid="000b0b53" officeooo:paragraph-rsid="000b0b53"/>
    </style:style>
    <style:style style:name="P26" style:family="paragraph" style:parent-style-name="Text_20_body">
      <style:text-properties officeooo:rsid="0012237f" officeooo:paragraph-rsid="0012237f"/>
    </style:style>
    <style:style style:name="P27" style:family="paragraph" style:parent-style-name="Text_20_body">
      <style:text-properties officeooo:rsid="001245d8" officeooo:paragraph-rsid="001245d8"/>
    </style:style>
    <style:style style:name="P28" style:family="paragraph" style:parent-style-name="Text_20_body">
      <style:text-properties officeooo:rsid="001245d8" officeooo:paragraph-rsid="001380b6"/>
    </style:style>
    <style:style style:name="P29" style:family="paragraph" style:parent-style-name="Text_20_body">
      <style:text-properties officeooo:rsid="001380b6" officeooo:paragraph-rsid="001380b6"/>
    </style:style>
    <style:style style:name="P30" style:family="paragraph" style:parent-style-name="Heading_20_1">
      <style:paragraph-properties fo:text-align="center" style:justify-single-word="false"/>
      <style:text-properties officeooo:rsid="00093a3c" officeooo:paragraph-rsid="00093a3c"/>
    </style:style>
    <style:style style:name="P31" style:family="paragraph" style:parent-style-name="Heading_20_2">
      <style:text-properties officeooo:rsid="000b0b53" officeooo:paragraph-rsid="000b0b53"/>
    </style:style>
    <style:style style:name="P32" style:family="paragraph" style:parent-style-name="Heading_20_2">
      <style:text-properties officeooo:rsid="0012237f" officeooo:paragraph-rsid="0012237f"/>
    </style:style>
    <style:style style:name="P33" style:family="paragraph" style:parent-style-name="Heading_20_2">
      <style:text-properties officeooo:rsid="001245d8" officeooo:paragraph-rsid="001245d8"/>
    </style:style>
    <style:style style:name="P34" style:family="paragraph" style:parent-style-name="Heading_20_2">
      <style:paragraph-properties fo:break-before="page"/>
      <style:text-properties officeooo:paragraph-rsid="00093a3c"/>
    </style:style>
    <style:style style:name="T1" style:family="text">
      <style:text-properties officeooo:rsid="00093a3c"/>
    </style:style>
    <style:style style:name="T2" style:family="text">
      <style:text-properties officeooo:rsid="0009cbf7"/>
    </style:style>
    <style:style style:name="T3" style:family="text">
      <style:text-properties officeooo:rsid="000a9590"/>
    </style:style>
    <style:style style:name="T4" style:family="text">
      <style:text-properties officeooo:rsid="000aebb3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0ee346" style:font-size-asian="10.5pt" style:font-size-complex="12pt"/>
    </style:style>
    <style:style style:name="T8" style:family="text">
      <style:text-properties officeooo:rsid="00103b96"/>
    </style:style>
    <style:style style:name="T9" style:family="text">
      <style:text-properties officeooo:rsid="001245d8"/>
    </style:style>
    <style:style style:name="T10" style:family="text">
      <style:text-properties officeooo:rsid="001380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Test d'integration</text:h>
      <text:h text:style-name="Heading_20_2" text:outline-level="2">Test de &lt;nom du composant&gt;</text:h>
      <text:p text:style-name="P1">nomMethode(params)</text:p>
      <text:p text:style-name="P1"><text:tab/>→ retour</text:p>
      <text:p text:style-name="P1">nomMethode2(params2)</text:p>
      <text:p text:style-name="P1"><text:tab/>→ retour2</text:p>
      <text:p text:style-name="P5"/>
      <text:h text:style-name="P34" text:outline-level="2">Test de <text:span text:style-name="T1">GestionCours</text:span></text:h>
      <text:p text:style-name="P13">Ajout d'une chapitre sans UE :</text:p>
      <text:p text:style-name="P1">gc.ajouterChapitre(« <text:span text:style-name="T2">5I404 », </text:span>« IL »)</text:p>
      <text:p text:style-name="P1"><text:tab/>→ <text:span text:style-name="T2">false</text:span></text:p>
      <text:p text:style-name="P9">Ajout d'un chapitre lorsqu'une UE est crée</text:p>
      <text:p text:style-name="P6">gc.ajouterUE(« 5I404 »)</text:p>
      <text:p text:style-name="P6"><text:tab/>→ true</text:p>
      <text:p text:style-name="P2">gc.ajouterChapitre(« <text:span text:style-name="T2">5I404 », </text:span>« IL »)</text:p>
      <text:p text:style-name="P2"><text:tab/>→ <text:span text:style-name="T2">true</text:span></text:p>
      <text:p text:style-name="P9">Duplication d'UE</text:p>
      <text:p text:style-name="P7">gc.ajouterUE(« 5I404 »)</text:p>
      <text:p text:style-name="P7"><text:tab/>→ true</text:p>
      <text:p text:style-name="P7">gc.ajouterUE(« 5I404 »)</text:p>
      <text:p text:style-name="P7"><text:tab/>→ <text:span text:style-name="T3">false</text:span></text:p>
      <text:p text:style-name="P7"/>
      <text:p text:style-name="P13">Duplication de chapitre</text:p>
      <text:p text:style-name="P7">gc.ajouterUE(« 5I404 »)</text:p>
      <text:p text:style-name="P7"><text:tab/>→ true</text:p>
      <text:p text:style-name="P3">gc.ajouterChapitre(« <text:span text:style-name="T2">5I404 », </text:span>« IL »)</text:p>
      <text:p text:style-name="P3"><text:tab/>→ <text:span text:style-name="T2">true</text:span></text:p>
      <text:p text:style-name="P3">gc.ajouterChapitre(« <text:span text:style-name="T2">5I404 », </text:span>« IL »)</text:p>
      <text:p text:style-name="P3"><text:tab/>→ <text:span text:style-name="T3">false</text:span></text:p>
      <text:p text:style-name="P3"/>
      <text:p text:style-name="P13">Verification de l'existence d'une UE non existante</text:p>
      <text:p text:style-name="P9"><text:span text:style-name="T4">gc.</text:span>verifExistenceUE(<text:span text:style-name="T1">« 5I404 »</text:span>)</text:p>
      <text:p text:style-name="P3"><text:tab/>→<text:span text:style-name="T3">false</text:span></text:p>
      <text:p text:style-name="P9">Verification de l'existence d'une UE <text:s/>existante</text:p>
      <text:p text:style-name="P7">gc.ajouterUE(« 5I40<text:span text:style-name="T3">6</text:span> »)</text:p>
      <text:p text:style-name="P7"><text:tab/>→ true</text:p>
      <text:p text:style-name="P7"/>
      <text:p text:style-name="P9"><text:soft-page-break/><text:span text:style-name="T4">gc.</text:span>verifExistenceUE(<text:span text:style-name="T1">« 5I40</text:span>6<text:span text:style-name="T1"> »</text:span>)</text:p>
      <text:p text:style-name="P3"><text:tab/>→<text:span text:style-name="T3">true</text:span></text:p>
      <text:p text:style-name="P3"/>
      <text:p text:style-name="P9"><text:span text:style-name="T5">Modification d'une UE non existante</text:span> </text:p>
      <text:p text:style-name="P10"><text:span text:style-name="T4">gc.</text:span>modifierUE(<text:span text:style-name="T1">« 5I40</text:span>4<text:span text:style-name="T1"> »,« 5I452 »</text:span>) </text:p>
      <text:p text:style-name="P4"><text:tab/>→<text:span text:style-name="T4">false</text:span></text:p>
      <text:p text:style-name="P10"><text:span text:style-name="T5">Modification d'une UE <text:s/>existante</text:span> </text:p>
      <text:p text:style-name="P11">gc.ajouterUE(<text:span text:style-name="T1">« 5I404 »</text:span>)</text:p>
      <text:p text:style-name="P11"><text:tab/>→true</text:p>
      <text:p text:style-name="P10"><text:span text:style-name="T4">gc.</text:span>modifierUE(<text:span text:style-name="T1">« 5I40</text:span>4<text:span text:style-name="T1"> »,« 5I452 »</text:span>) </text:p>
      <text:p text:style-name="P4"><text:tab/>→<text:span text:style-name="T4">true</text:span></text:p>
      <text:p text:style-name="P14">Modification de chapitre non existant </text:p>
      <text:p text:style-name="P12">gc.modifierChapitres(« IL »)</text:p>
      <text:p text:style-name="P12"><text:tab/>→ false </text:p>
      <text:p text:style-name="P14">Modification de chapitre <text:s/>existant </text:p>
      <text:p text:style-name="P8">gc.ajouterUE(« 5I404 »)</text:p>
      <text:p text:style-name="P8"><text:tab/>→ true</text:p>
      <text:p text:style-name="P12">gc.ajouterChapitre(<text:span text:style-name="T2">« 5I404 » ,</text:span>« IL »)</text:p>
      <text:p text:style-name="P12"><text:tab/>→ true</text:p>
      <text:p text:style-name="P12">gc.modifierChapitres(« IL », «IM » )</text:p>
      <text:p text:style-name="P12"><text:tab/>→ true </text:p>
      <text:p text:style-name="P12"/>
      <text:h text:style-name="P31" text:outline-level="2">Test de GestionCommentaires</text:h>
      <text:p text:style-name="P16">Rédaction de commentaire</text:p>
      <text:p text:style-name="P17"><text:span text:style-name="T6">gc.redigerCommentaire(« texte », « </text:span><text:span text:style-name="T7">p01 »</text:span><text:span text:style-name="T6">)</text:span></text:p>
      <text:p text:style-name="P17"><text:span text:style-name="T6"><text:tab/>→</text:span><text:span text:style-name="T7"> true</text:span></text:p>
      <text:p text:style-name="P15">Rédaction de commentaire échouée</text:p>
      <text:p text:style-name="P18">gc.redigerCommentaire(« », « p01 »)</text:p>
      <text:p text:style-name="P18"><text:tab/>→ false</text:p>
      <text:p text:style-name="P18">gc.redigerCommentaire(« Texte », « »)</text:p>
      <text:p text:style-name="P18"><text:soft-page-break/><text:tab/>→ false</text:p>
      <text:p text:style-name="P15">Verification <text:span text:style-name="T8">de la présence d'un commentaire</text:span></text:p>
      <text:p text:style-name="P19">c = instance ICommentaire(id : « 007 », content : « texte »)</text:p>
      <text:p text:style-name="P19">gc.verifExistenceCommentaire(« 007 ») </text:p>
      <text:p text:style-name="P19"><text:tab/>→ true</text:p>
      <text:p text:style-name="P19">gc.verifExistenceCommentaire(« 007 ») </text:p>
      <text:p text:style-name="P19"><text:tab/>→ true</text:p>
      <text:p text:style-name="P21">Supprimer commentaire</text:p>
      <text:p text:style-name="P19">c = instance ICommentaire(id : « 007 », content : « texte »)</text:p>
      <text:p text:style-name="P19">gc.verifExistenceCommentaire(« 007 ») </text:p>
      <text:p text:style-name="P19"><text:tab/>→ true</text:p>
      <text:p text:style-name="P19">gc.supprimerCommentaire(« 007 »)</text:p>
      <text:p text:style-name="P19">gc.verifExistenceCommentaire(« 007 ») </text:p>
      <text:p text:style-name="P19"><text:tab/>→ false</text:p>
      <text:p text:style-name="P19"/>
      <text:h text:style-name="P32" text:outline-level="2">Test <text:span text:style-name="T9">de</text:span> GestionEnseignants</text:h>
      <text:p text:style-name="P22">Verification de register</text:p>
      <text:p text:style-name="P26">gc.register(« debug », « pa$$word »)</text:p>
      <text:p text:style-name="P26">gc.verifierLogin(« debug »)</text:p>
      <text:p text:style-name="P26"><text:tab/>→ true</text:p>
      <text:p text:style-name="P26">gc.verfierMotDePasse(« debug », « pa$$word »)</text:p>
      <text:p text:style-name="P26"><text:tab/>→ true</text:p>
      <text:p text:style-name="P22">Verification du login</text:p>
      <text:p text:style-name="P26">gc.register(« debug », « pa$$word »)</text:p>
      <text:p text:style-name="P26">gc.verifierLogin(« debug »)</text:p>
      <text:p text:style-name="P26"><text:tab/>→ true</text:p>
      <text:p text:style-name="P26">gc.verifierLogin(« fail »)</text:p>
      <text:p text:style-name="P26"><text:tab/>→ false</text:p>
      <text:p text:style-name="P26"/>
      <text:p text:style-name="P26"/>
      <text:p text:style-name="P22"><text:soft-page-break/>Verification du mot de passe</text:p>
      <text:p text:style-name="P26">gc.register(« debug », « pa$$word »)</text:p>
      <text:p text:style-name="P26">gc.verfierMotDePasse(« debug », « pa$$word »)</text:p>
      <text:p text:style-name="P26"><text:tab/>→ true</text:p>
      <text:p text:style-name="P22">Verification de la connexion</text:p>
      <text:p text:style-name="P26">gc.register(« debug », « pa$$word »)</text:p>
      <text:p text:style-name="P26">gc.seConnecter(« debug », « pa$$word »)</text:p>
      <text:p text:style-name="P26"><text:tab/>→ true</text:p>
      <text:p text:style-name="P26">gc.verifieConnexion(« debug »)</text:p>
      <text:p text:style-name="P26"><text:tab/>→ true</text:p>
      <text:p text:style-name="P26">gc.verifieConnexion(« fail »)</text:p>
      <text:p text:style-name="P26"><text:tab/>→ true</text:p>
      <text:p text:style-name="P26"/>
      <text:h text:style-name="P33" text:outline-level="2">Test de GestionQuestions</text:h>
      <text:p text:style-name="P23">Ajout de question</text:p>
      <text:p text:style-name="P27">gq.ajouterQuestion(« UE1 », {« CH1 »}, « intitulé de la question », </text:p>
      <text:p text:style-name="P27"><text:tab/>{new Reponse(« r1 », false), new Reponse(« r2 », true), new Reponse(« r3 », false),)</text:p>
      <text:p text:style-name="P27">gq.verifExistQuestion(« UE1 », {« CH1 »}, « intitulé de la question »)</text:p>
      <text:p text:style-name="P27"><text:tab/>→ true</text:p>
      <text:p text:style-name="P23">Verification de l'existence d'une question</text:p>
      <text:p text:style-name="P27">gq.ajouterQuestion(« UE1 », {« CH1 »}, « intitulé de la question », </text:p>
      <text:p text:style-name="P27"><text:tab/>{new Reponse(« r1 », false), new Reponse(« r2 », true), new Reponse(« r3 », false),)</text:p>
      <text:p text:style-name="P27">gq.verifExistQuestion(« UE1 », {« CH1 »}, « intitulé de la question »)</text:p>
      <text:p text:style-name="P27"><text:tab/>→ true</text:p>
      <text:p text:style-name="P27">gq.verifExistQuestion(« UE2 », {« CH1 »}, « intitulé de la question »)</text:p>
      <text:p text:style-name="P27"><text:tab/>→ false</text:p>
      <text:p text:style-name="P27">gq.verifExistQuestion(« UE1 », {« CH2 »}, « intitulé de la question »)</text:p>
      <text:p text:style-name="P27"><text:tab/>→ false</text:p>
      <text:p text:style-name="P27">gq.verifExistQuestion(« UE1 », {« CH1 »}, « intitulé de la question fail »)</text:p>
      <text:p text:style-name="P27"><text:tab/>→ false</text:p>
      <text:p text:style-name="P24"><text:soft-page-break/>Modification de la question</text:p>
      <text:p text:style-name="P28">gq.ajouterQuestion(« UE1 », {« CH1 »}, « intitulé de la question », </text:p>
      <text:p text:style-name="P28"><text:tab/>{new Reponse(« r1 », false), new Reponse(« r2 », true), new Reponse(« r3 », false),)</text:p>
      <text:p text:style-name="P29">gq.modifierQuestion(<text:span text:style-name="T9">« UE1 », {« CH1 »}, « intitulé de la question », « intitulé</text:span>NEW<text:span text:style-name="T9"> » </text:span></text:p>
      <text:p text:style-name="P28"><text:tab/>{new Reponse(« r1 », false), new Reponse(« r2 », true), new Reponse(« r3 », false)<text:span text:style-name="T10">)</text:span></text:p>
      <text:p text:style-name="P28">gq.verifExistQuestion(« UE1 », {« CH1 »}, « intitulé<text:span text:style-name="T10">NEW</text:span> »)</text:p>
      <text:p text:style-name="P28"><text:tab/>→ <text:span text:style-name="T10">true</text:span></text:p>
      <text:p text:style-name="P28">gq.verifExistQuestion(« UE1 », {« CH1 »}, « intitulé de la question »)</text:p>
      <text:p text:style-name="P28"><text:tab/>→ <text:span text:style-name="T10">false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 ALEXANDRE</meta:initial-creator>
    <meta:creation-date>2016-11-30T14:42:33.258372093</meta:creation-date>
    <meta:generator>LibreOffice/4.3.3.2$Linux_X86_64 LibreOffice_project/430m0$Build-2</meta:generator>
    <dc:date>2016-12-06T14:18:38.946454700</dc:date>
    <dc:creator>GASPARD ALEXANDRE</dc:creator>
    <meta:editing-duration>PT1H7M49S</meta:editing-duration>
    <meta:editing-cycles>9</meta:editing-cycles>
    <meta:document-statistic meta:table-count="0" meta:image-count="0" meta:object-count="0" meta:page-count="6" meta:paragraph-count="126" meta:word-count="574" meta:character-count="3627" meta:non-whitespace-character-count="3114"/>
  </office:meta>
</office:document-meta>
</file>